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size="13pt" fo:font-weight="bold" officeooo:rsid="000e32f5" officeooo:paragraph-rsid="000e32f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dc756" officeooo:paragraph-rsid="000dc756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dc756" officeooo:paragraph-rsid="000e32f5" style:font-size-asian="13pt" style:font-weight-asian="normal" style:font-size-complex="13pt" style:font-weight-complex="normal"/>
    </style:style>
    <style:style style:name="P6" style:family="paragraph" style:parent-style-name="Text_20_body">
      <style:text-properties fo:font-size="13pt" fo:font-weight="normal" officeooo:rsid="000dc756" officeooo:paragraph-rsid="000e32f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paragraph-rsid="000dc756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2pt" fo:font-weight="normal" officeooo:paragraph-rsid="000dc75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dc756" officeooo:paragraph-rsid="000dc756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officeooo:paragraph-rsid="000e32f5"/>
    </style:style>
    <style:style style:name="P13" style:family="paragraph" style:parent-style-name="Text_20_body">
      <style:text-properties officeooo:rsid="000e32f5" officeooo:paragraph-rsid="000e32f5"/>
    </style:style>
    <style:style style:name="P14" style:family="paragraph" style:parent-style-name="Text_20_body">
      <style:text-properties fo:font-weight="bold" officeooo:rsid="000e32f5" officeooo:paragraph-rsid="000e32f5" style:font-weight-asian="bold" style:font-weight-complex="bold"/>
    </style:style>
    <style:style style:name="P15" style:family="paragraph" style:parent-style-name="Text_20_body">
      <style:text-properties officeooo:rsid="00104f54" officeooo:paragraph-rsid="00104f54"/>
    </style:style>
    <style:style style:name="T1" style:family="text">
      <style:text-properties officeooo:rsid="000dc756"/>
    </style:style>
    <style:style style:name="T2" style:family="text">
      <style:text-properties fo:font-weight="bold" officeooo:rsid="000dc756" style:font-weight-asian="bold" style:font-weight-complex="bold"/>
    </style:style>
    <style:style style:name="T3" style:family="text">
      <style:text-properties fo:font-weight="bold" officeooo:rsid="000e32f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2f5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e32f5" style:font-size-asian="12pt" style:font-weight-asian="normal" style:font-size-complex="12pt" style:font-weight-complex="normal"/>
    </style:style>
    <style:style style:name="T9" style:family="text">
      <style:text-properties officeooo:rsid="000e32f5"/>
    </style:style>
    <style:style style:name="T10" style:family="text">
      <style:text-properties fo:font-size="13pt" fo:font-weight="normal" officeooo:rsid="000e32f5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EUSTION: 1 Given these requirements</text:p>
      <text:p text:style-name="P1">Base address: 142.150.235.0</text:p>
      <text:p text:style-name="P1">Network mask: 255.255.255.224</text:p>
      <text:p text:style-name="P1">Broadcast address: 142.150.235.31</text:p>
      <text:p text:style-name="P1">Reserved Router address: 142.150.235.1</text:p>
      <text:p text:style-name="P1">a) What is the address of the assigned subnetwork and what is the extended network prefix?</text:p>
      <text:p text:style-name="P1">b) Which IP addresses can I use to configure the computers in my lab?</text:p>
      <text:p text:style-name="P1">c) Suppose I wanted to do subdivide the assigned address block into 4 smaller subnetworks of equal size. How large are these networks, and how many IP addresses can I assign in each subnetwork?</text:p>
      <text:p text:style-name="P1"/>
      <text:p text:style-name="P3"/>
      <text:p text:style-name="P7"><text:span text:style-name="T2">Answer a)</text:span><text:span text:style-name="T1"> </text:span></text:p>
      <text:p text:style-name="P8">Base address: 142.150.235.0 (in binary 10001110.10010110.11101011.00000000)<text:line-break/>Subnet mask: 255.255.255.224 (in binary <text:s/>11111111.11111111.11111111.11100000)</text:p>
      <text:p text:style-name="P9"/>
      <text:p text:style-name="P10">we will perform AND operation between base address and subnet mask</text:p>
      <text:p text:style-name="P10"/>
      <text:p text:style-name="P10">10001110.10010110.11101011.00000000</text:p>
      <text:p text:style-name="P10">1111111.11111111.11111111.11100000</text:p>
      <text:p text:style-name="P10">result</text:p>
      <text:p text:style-name="P10">10001110.10010110.11101011.00000000</text:p>
      <text:p text:style-name="P10">so, the result is same as base adddress</text:p>
      <text:p text:style-name="P4"><text:span text:style-name="T6">The subnetwork address is the same as the base address: </text:span><text:span text:style-name="Strong_20_Emphasis"><text:span text:style-name="T6">142.150.235.0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7">extended network prefix is /27. <text:s text:c="2"/>27 represents the 27 one in subnet mask.</text:span></text:span></text:p>
      <text:p text:style-name="P4"><text:span text:style-name="Strong_20_Emphasis"><text:span text:style-name="T4"/></text:span></text:p>
      <text:p text:style-name="P5"><text:span text:style-name="Strong_20_Emphasis"><text:span text:style-name="T3">Answer b)</text:span></text:span></text:p>
      <text:p text:style-name="P6"><text:span text:style-name="Strong_20_Emphasis"><text:span text:style-name="T8">With a /27 network, the total number of IP addresses is 2^32-27=5 <text:s/>2^5=32 addresses.</text:span></text:span></text:p>
      <text:p text:style-name="P11">the first address is the network address (142.150.235.0) and the last address is the broadcast address (142.150.235.31).</text:p>
      <text:p text:style-name="P11">Reserved Router address: 142.150.235.1</text:p>
      <text:p text:style-name="P11"><text:span text:style-name="T9">T</text:span>he usable IP addresses range from 142.150.235.2 to 142.150.235.30.</text:p>
      <text:p text:style-name="P11"/>
      <text:p text:style-name="P11"/>
      <text:p text:style-name="P2">Answer c)</text:p>
      <text:p text:style-name="P5"><text:span text:style-name="Strong_20_Emphasis"><text:span text:style-name="T5">To subdivide a /27 network into 4 equal size. we need to move the subnet mask 2 bits to the right, and the result is <text:s/>/29 prefix. This is because each subdivision increases the number of subnets by 2^n, where n is the number of bits we move. we need 2^2=4 subnets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2^32-29=2^3=8 addresses on each subnet.</text:span></text:span></text:p>
      <text:p text:style-name="P5"><text:soft-page-break/><text:span text:style-name="Strong_20_Emphasis"><text:span text:style-name="T3">Subnet 1)</text:span></text:span></text:p>
      <text:p text:style-name="P12"><text:span text:style-name="Strong_20_Emphasis"><text:span text:style-name="T10">Network address: 142.150.235.0</text:span></text:span></text:p>
      <text:p text:style-name="P12">Usable IP addresses: 142.150.235.1 to 142.150.235.6</text:p>
      <text:p text:style-name="P12">Broadcast address: 142.150.235.7</text:p>
      <text:p text:style-name="P14">subnet 2)</text:p>
      <text:p text:style-name="P13">Netwrok address: 142.150.235.8</text:p>
      <text:p text:style-name="P13">Usable IP addresses: 142.150.235.9 to 142.150.235.14</text:p>
      <text:p text:style-name="P13">Broadcast address: 142.150.235.15</text:p>
      <text:p text:style-name="P14">Subnet 3)</text:p>
      <text:p text:style-name="P13">Netwrok address: 142.150.235.16</text:p>
      <text:p text:style-name="P13">Usable IP addresses: 142.150.235.17 to 142.150.235.22</text:p>
      <text:p text:style-name="P13">Broadcast address: 142.150.235.23</text:p>
      <text:p text:style-name="P14">Subnet 4)</text:p>
      <text:p text:style-name="P13">Netwrok address: 142.150.235.24</text:p>
      <text:p text:style-name="P13">Usable IP addresses: 142.150.235.25 to 142.150.235.30</text:p>
      <text:p text:style-name="P13">Broadcast address: 142.150.235.31</text:p>
      <text:p text:style-name="P15">so, we can use 6 IP address on each subnet and first and last is reserved for network and broadca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6:31:49.160343068</meta:creation-date>
    <dc:date>2024-07-03T17:12:14.440936213</dc:date>
    <meta:editing-duration>PT17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324" meta:character-count="2264" meta:non-whitespace-character-count="1977"/>
  </office:meta>
</office:document-meta>
</file>